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cèn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Générique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Accessoires spécifiqu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S2-1-2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Yeux fermés, regard vers droite, par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-6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Médi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-7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coll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-7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-1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-11</text:p>
          </table:table-cell>
          <table:table-cell office:value-type="string" calcext:value-type="string">
            <text:p>Lotus puis debout</text:p>
          </table:table-cell>
          <table:table-cell/>
          <table:table-cell office:value-type="string" calcext:value-type="string">
            <text:p>Plan normal, sauter depuis position du lotus vers le côté droit (gauche à l’écran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lan uniquement des jamb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lan uniquement du visage torturé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lan des pieds qui ont 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-14</text:p>
          </table:table-cell>
          <table:table-cell office:value-type="string" calcext:value-type="string">
            <text:p>debout puis lotus</text:p>
          </table:table-cell>
          <table:table-cell/>
          <table:table-cell office:value-type="string" calcext:value-type="string">
            <text:p>Tester avec le bout du pied (pas obligé d’être ceux de Juli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Décoll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Médi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7-13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sage étonné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sage pas cont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sage effray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7-1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sage étonn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-6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Medi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-6-0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Plan normal Claquettes en restant très très stoïques au-dessus</text:p>
          </table:table-cell>
          <table:table-cell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uniquement des jambes Claquettes</text:p>
          </table:table-cell>
          <table:table-cell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uniquement des pieds sur la planche à clous (pas forcément ceux de Julios)</text:p>
          </table:table-cell>
          <table:table-cell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office:value-type="string" calcext:value-type="string">
            <text:p>S4-8 → S4-11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Plan normal avalage du sabre</text:p>
          </table:table-cell>
          <table:table-cell office:value-type="string" calcext:value-type="string">
            <text:p>sabres</text:p>
          </table:table-cell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/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Plan de coupe visage avalant le sabre</text:p>
          </table:table-cell>
          <table:table-cell office:value-type="string" calcext:value-type="string">
            <text:p>sabr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4-12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Salut de la tête, mains jointes</text:p>
          </table:table-cell>
          <table:table-cell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office:value-type="string" calcext:value-type="string">
            <text:p>S6-52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visage surpris / incompréhen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-doah-1,2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de profil, remet son turban amidonné, se tourne face caméra, et décol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-26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office:value-type="string" calcext:value-type="string">
            <text:p>S4-29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office:value-type="string" calcext:value-type="string">
            <text:p>S6-7 → S6-1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plan de face + plan de profil gauche + plan de profil droit</text:p>
          </table:table-cell>
        </table:table-row>
        <table:table-row table:style-name="ro1">
          <table:table-cell office:value-type="string" calcext:value-type="string">
            <text:p>S6-12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Explication qu’il faut appuyer sur le gros bouton, sur fond neutre, plan améric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-15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Fakir Gueule, s’arrête net, étonné, puis sourit et lève le pouce – plan améric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7-5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visage pas bien compris ce qui s’était passé sur fond neu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7-6 → S7-9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office:value-type="string" calcext:value-type="string">
            <text:p>hésitant</text:p>
          </table:table-cell>
          <table:table-cell/>
          <table:table-cell office:value-type="string" calcext:value-type="string">
            <text:p>plan de face + plan de profil gauche + plan de profil droit</text:p>
          </table:table-cell>
        </table:table-row>
        <table:table-row table:style-name="ro1">
          <table:table-cell office:value-type="string" calcext:value-type="string">
            <text:p>S4-32 → S4-36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office:value-type="string" calcext:value-type="string">
            <text:p>Attristé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éplacement / Vol</text:p>
          </table:table-cell>
          <table:table-cell office:value-type="string" calcext:value-type="string">
            <text:p>Pleura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lan visage seul pleura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4T09:55:06.239698237</meta:creation-date>
    <dc:date>2021-01-14T10:36:19.857163137</dc:date>
    <meta:editing-duration>PT41M1S</meta:editing-duration>
    <meta:editing-cycles>29</meta:editing-cycles>
    <meta:generator>LibreOffice/7.0.4.2$Linux_X86_64 LibreOffice_project/00$Build-2</meta:generator>
    <meta:document-statistic meta:table-count="1" meta:cell-count="115" meta:object-count="0"/>
  </office:meta>
</office:document-meta>
</file>